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Table1" style:family="table" style:master-page-name="">
      <style:table-properties style:width="15.903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le1.A" style:family="table-column">
      <style:table-column-properties style:column-width="3.242cm"/>
    </style:style>
    <style:style style:name="Table1.B" style:family="table-column">
      <style:table-column-properties style:column-width="2.499cm"/>
    </style:style>
    <style:style style:name="Table1.C" style:family="table-column">
      <style:table-column-properties style:column-width="10.1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style:vertical-align="middle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20000">
      <style:table-cell-properties style:vertical-align="middle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20000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20000">
      <style:table-cell-properties style:vertical-align="middle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20000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3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1.B13" style:family="table-cell" style:data-style-name="N20000">
      <style:table-cell-properties style:vertical-align="middle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13" style:family="table-cell" style:data-style-name="N20000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2" style:family="table" style:master-page-name="">
      <style:table-properties style:width="15.903cm" fo:margin-left="0cm" fo:margin-top="0cm" fo:margin-bottom="0cm" style:page-number="auto" fo:break-before="auto" fo:break-after="auto" table:align="left" style:shadow="none" fo:keep-with-next="auto" style:may-break-between-rows="true" style:writing-mode="lr-tb" table:border-model="collapsing"/>
    </style:style>
    <style:style style:name="Table2.A" style:family="table-column">
      <style:table-column-properties style:column-width="2.743cm"/>
    </style:style>
    <style:style style:name="Table2.B" style:family="table-column">
      <style:table-column-properties style:column-width="13.15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style:vertical-align="middle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6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>
      <style:table-cell-properties style:vertical-align="middle" fo:background-color="#eeeeee" fo:padding="0cm" fo:border="0.75pt solid #666666" style:writing-mode="page">
        <style:background-image/>
      </style:table-cell-properties>
    </style:style>
    <style:style style:name="Table2.B7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List_20_Paragraph" style:list-style-name="WWNum5">
      <style:paragraph-properties fo:margin-top="0cm" fo:margin-bottom="0cm" loext:contextual-spacing="false"/>
    </style:style>
    <style:style style:name="P5" style:family="paragraph" style:parent-style-name="Standard">
      <style:text-properties fo:color="#2f5496" style:font-name="Calibri Light1" fo:font-weight="bold" style:font-name-asian="F" style:font-weight-asian="bold" style:font-size-complex="14pt"/>
    </style:style>
    <style:style style:name="P6" style:family="paragraph" style:parent-style-name="Standard">
      <style:text-properties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_20__28_user_29_">
      <style:paragraph-properties fo:text-align="center" style:justify-single-word="false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Calibri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ize-complex="14pt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size-complex="14pt"/>
    </style:style>
    <style:style style:name="T11" style:family="text">
      <style:text-properties fo:color="#ffffff" fo:font-weight="bold" style:font-weight-asian="bold" style:font-size-complex="14pt" style:font-weight-complex="bold"/>
    </style:style>
    <number:number-style style:name="N2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PL/C</text:h>
      <text:p text:style-name="P12"><text:span text:style-name="T1">Written by Paul Robson January 2020</text:span></text:p>
      <text:p text:style-name="Standard">RPL/C is an interpreted FORTH/BASIC cross, which borrows implementation ideas from FORTH and BASIC. It is an attempt to import the speed of FORTH into an Interpreted environment.</text:p>
      <text:h text:style-name="Heading_20_2" text:outline-level="2">Line format</text:h>
      <text:p text:style-name="Standard">The line format is the classic one.</text:p>
      <text:list xml:id="list157568823" text:style-name="WWNum5">
        <text:list-item>
          <text:p text:style-name="P4"><text:span text:style-name="T4">An offset to the next line, which can be zero indicating the program end</text:span></text:p>
        </text:list-item>
        <text:list-item>
          <text:p text:style-name="P4"><text:span text:style-name="T4">The line number in low/high order</text:span></text:p>
        </text:list-item>
        <text:list-item>
          <text:p text:style-name="P4"><text:span text:style-name="T4">The encoded line data</text:span></text:p>
        </text:list-item>
      </text:list>
      <text:h text:style-name="Heading_20_2" text:outline-level="2">Encoded Line Data</text:h>
      <text:p text:style-name="Standard">The encoded line data borrows the implementation idea from FORTH. It is a list of 2-byte addresses and data that is executed using the INX INX JMP ($nnnn,X) sequence borrowed from FORTH. The implementations of this design (that X is &lt; 256) doesn’t matter because of the limits on the length of the line.</text:p>
      <text:p text:style-name="P5"/>
      <text:h text:style-name="Heading_20_2" text:outline-level="2"/>
      <text:h text:style-name="P3" text:outline-level="2">Types of Code elements</text:h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Type</text:p>
          </table:table-cell>
          <table:table-cell table:style-name="Table1.B1" office:value-type="string">
            <text:p text:style-name="P9">Param</text:p>
          </table:table-cell>
          <table:table-cell table:style-name="Table1.A1" office:value-type="string">
            <text:p text:style-name="P10">Notes</text:p>
          </table:table-cell>
        </table:table-row>
        <table:table-row table:style-name="Table1.1">
          <table:table-cell table:style-name="Table1.A2" office:value-type="string">
            <text:p text:style-name="P8"><text:span text:style-name="T5">standard</text:span></text:p>
          </table:table-cell>
          <table:table-cell table:style-name="Table1.B2" office:value-type="float" office:value="0">
            <text:p text:style-name="P8">None</text:p>
          </table:table-cell>
          <table:table-cell table:style-name="Table1.C2" office:value-type="float" office:value="0">
            <text:p text:style-name="P7">Ordinary 65C02 words that have a specific function – dup list new ; @ c@ etc that exit with JMP NEXT</text:p>
          </table:table-cell>
        </table:table-row>
        <table:table-row table:style-name="Table1.1">
          <table:table-cell table:style-name="Table1.A3" office:value-type="string">
            <text:p text:style-name="P8"><text:span text:style-name="T5">constants</text:span></text:p>
          </table:table-cell>
          <table:table-cell table:style-name="Table1.B3" office:value-type="float" office:value="0">
            <text:p text:style-name="P8">None</text:p>
          </table:table-cell>
          <table:table-cell table:style-name="Table1.C3" office:value-type="float" office:value="0">
            <text:p text:style-name="P7">Words that are common constants – 0 1 2 etc. so that they do not have to be done using the “Literal” option.</text:p>
          </table:table-cell>
        </table:table-row>
        <table:table-row table:style-name="Table1.1">
          <table:table-cell table:style-name="Table1.A2" office:value-type="string">
            <text:p text:style-name="P8"><text:span text:style-name="T5">$$literal</text:span></text:p>
          </table:table-cell>
          <table:table-cell table:style-name="Table1.B2" office:value-type="float" office:value="0">
            <text:p text:style-name="P8">2-byte integer</text:p>
          </table:table-cell>
          <table:table-cell table:style-name="Table1.C2" office:value-type="float" office:value="0">
            <text:p text:style-name="P7">Used for uncommon constants, that push the two-byte integer parameter on the stack.</text:p>
          </table:table-cell>
        </table:table-row>
        <table:table-row table:style-name="Table1.1">
          <table:table-cell table:style-name="Table1.A3" office:value-type="string">
            <text:p text:style-name="P8"><text:span text:style-name="T5">$$call</text:span></text:p>
          </table:table-cell>
          <table:table-cell table:style-name="Table1.B3" office:value-type="float" office:value="0">
            <text:p text:style-name="P8">2-byte line number</text:p>
          </table:table-cell>
          <table:table-cell table:style-name="Table1.C3" office:value-type="float" office:value="0">
            <text:p text:style-name="P7">Call the given line number, which should be a definition. If it isn’t, the syntax &lt;number&gt; is used instead, encode should cope with either syntax.</text:p>
          </table:table-cell>
        </table:table-row>
        <table:table-row table:style-name="Table1.1">
          <table:table-cell table:style-name="Table1.A2" office:value-type="string">
            <text:p text:style-name="P8"><text:span text:style-name="T5">$$define</text:span></text:p>
          </table:table-cell>
          <table:table-cell table:style-name="Table1.B2" office:value-type="float" office:value="0">
            <text:p text:style-name="P8">Name data</text:p>
          </table:table-cell>
          <table:table-cell table:style-name="Table1.C2" office:value-type="float" office:value="0">
            <text:p text:style-name="P7">Define a word (used for :name). The name should contain the overall length in the first byte of the name, be in upper case, have the last character with bit 7 set so ABCD would be $05 $41 $42 $43 $C4. For :definition</text:p>
          </table:table-cell>
        </table:table-row>
        <table:table-row table:style-name="Table1.1">
          <table:table-cell table:style-name="Table1.A3" office:value-type="string">
            <text:p text:style-name="P8"><text:span text:style-name="T5">$$comment</text:span></text:p>
          </table:table-cell>
          <table:table-cell table:style-name="Table1.B3" office:value-type="float" office:value="0">
            <text:p text:style-name="P8">String data</text:p>
          </table:table-cell>
          <table:table-cell table:style-name="Table1.C3" office:value-type="float" office:value="0">
            <text:p text:style-name="P7">Comment which has the same format as $$define but uses up the rest of the line including spaces.</text:p>
          </table:table-cell>
        </table:table-row>
        <table:table-row table:style-name="Table1.1">
          <table:table-cell table:style-name="Table1.A2" office:value-type="string">
            <text:p text:style-name="P8"><text:span text:style-name="T5">$$string</text:span></text:p>
          </table:table-cell>
          <table:table-cell table:style-name="Table1.B2" office:value-type="float" office:value="0">
            <text:p text:style-name="P8">String data</text:p>
          </table:table-cell>
          <table:table-cell table:style-name="Table1.C2" office:value-type="float" office:value="0">
            <text:p text:style-name="P7">Push a string address onto the stack, encoded as for $$comment, except that it should end with a $00, making the string ASCIIZ.</text:p>
          </table:table-cell>
        </table:table-row>
        <table:table-row table:style-name="Table1.1">
          <table:table-cell table:style-name="Table1.A3" office:value-type="string">
            <text:p text:style-name="P8"><text:span text:style-name="T5">$$nextline</text:span></text:p>
          </table:table-cell>
          <table:table-cell table:style-name="Table1.B3" office:value-type="float" office:value="0">
            <text:p text:style-name="P8">None</text:p>
          </table:table-cell>
          <table:table-cell table:style-name="Table1.C3" office:value-type="float" office:value="0">
            <text:p text:style-name="P7">This is the last token on each line, and it transfers execution to the <text:span text:style-name="T7">next</text:span> line.</text:p>
          </table:table-cell>
        </table:table-row>
        <table:table-row table:style-name="Table1.1">
          <table:table-cell table:style-name="Table1.A2" office:value-type="string">
            <text:p text:style-name="P8"><text:span text:style-name="T5">if else until for next</text:span></text:p>
          </table:table-cell>
          <table:table-cell table:style-name="Table1.B2" office:value-type="float" office:value="0">
            <text:p text:style-name="P8">Branch position (1 byte)</text:p>
          </table:table-cell>
          <table:table-cell table:style-name="Table1.C2" office:value-type="float" office:value="0">
            <text:p text:style-name="P7">These are used for various loops and tests. Loops and tests must be completed on the <text:span text:style-name="T9">same</text:span> line. This is because lines are stand-alone entities. This can be a good thing, no <text:span text:style-name="T7">big</text:span> loops or conditionals.</text:p>
          </table:table-cell>
        </table:table-row>
        <table:table-row table:style-name="Table1.1">
          <table:table-cell table:style-name="Table1.A3" office:value-type="string">
            <text:p text:style-name="P8"><text:span text:style-name="T5">repeat endif</text:span></text:p>
          </table:table-cell>
          <table:table-cell table:style-name="Table1.B3" office:value-type="float" office:value="0">
            <text:p text:style-name="P8">None</text:p>
          </table:table-cell>
          <table:table-cell table:style-name="Table1.C3" office:value-type="float" office:value="0">
            <text:p text:style-name="P7">These are dummies, that do nothing but are required for decompil<text:bookmark text:name="_GoBack"/>ation.</text:p>
          </table:table-cell>
        </table:table-row>
        <table:table-row table:style-name="Table1.1">
          <table:table-cell table:style-name="Table1.A2" office:value-type="string">
            <text:p text:style-name="P8"><text:span text:style-name="T5">@variable</text:span></text:p>
            <text:p text:style-name="P8"><text:span text:style-name="T5">!variable</text:span></text:p>
            <text:p text:style-name="P8"><text:span text:style-name="T5">&amp;variable</text:span></text:p>
          </table:table-cell>
          <table:table-cell table:style-name="Table1.B2" office:value-type="float" office:value="0">
            <text:p text:style-name="P8">Name</text:p>
          </table:table-cell>
          <table:table-cell table:style-name="Table1.C2" office:value-type="float" office:value="0">
            <text:p text:style-name="P7">This compiles a standard $$@handler $$!handler $$&amp;handler worker function which reads, writes or returns the address of the variable. The name is composed by first + second x 32 + third x 32 x 40. The first character must be A-Z, the second can be A-Z or 0-9.</text:p>
          </table:table-cell>
        </table:table-row>
        <table:table-row table:style-name="Table1.1">
          <table:table-cell table:style-name="Table1.A13" office:value-type="string">
            <text:p text:style-name="P8"><text:span text:style-name="T5">[n]</text:span></text:p>
          </table:table-cell>
          <table:table-cell table:style-name="Table1.B13" office:value-type="float" office:value="0">
            <text:p text:style-name="P8">Index </text:p>
            <text:p text:style-name="P8">(1 byte)</text:p>
          </table:table-cell>
          <table:table-cell table:style-name="Table1.C13" office:value-type="float" office:value="0">
            <text:p text:style-name="P7">This compiles $$index followed by a byte. This is purely a marker and can only follow a variable definition. n can be 0-127 only and must be a constant. It converts the variable into an array, where the base address of the array is the variable value.</text:p>
          </table:table-cell>
        </table:table-row>
      </table:table>
      <text:h text:style-name="Heading_20_2" text:outline-level="2"/>
      <text:p text:style-name="P5"/>
      <text:h text:style-name="P3" text:outline-level="2">Dictionary Element</text:h>
      <text:p text:style-name="Standard"><text:span text:style-name="T10">The dictionary does </text:span><text:span text:style-name="T8">not</text:span><text:span text:style-name="T10"> expand, though it may well be possible to add libraries later.</text:span></text:p>
      <text:p text:style-name="P6"/>
      <table:table table:name="Table2" table:style-name="Table2" table:template-name="Simple Grid Rows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11">Offset</text:span></text:p>
          </table:table-cell>
          <table:table-cell table:style-name="Table2.A1" office:value-type="string">
            <text:p text:style-name="P7"><text:span text:style-name="T11">Contents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10">+0</text:span></text:p>
          </table:table-cell>
          <table:table-cell table:style-name="Table2.B2" office:value-type="float" office:value="0">
            <text:p text:style-name="P7"><text:span text:style-name="T10">Offset to next entry, 0 indicates the end of the list.</text:span></text:p>
          </table:table-cell>
        </table:table-row>
        <table:table-row table:style-name="Table2.1">
          <table:table-cell table:style-name="Table2.A3" office:value-type="string">
            <text:p text:style-name="P8"><text:span text:style-name="T10">+1</text:span></text:p>
          </table:table-cell>
          <table:table-cell table:style-name="Table2.B3" office:value-type="float" office:value="0">
            <text:p text:style-name="P7"><text:span text:style-name="T10">Type byte</text:span></text:p>
            <text:p text:style-name="P11"><text:span text:style-name="T10">Bit 7 : Set if this word is not displayed</text:span></text:p>
            <text:p text:style-name="P11"><text:span text:style-name="T10">Bit 6 : This word cannot be run from the command line</text:span></text:p>
            <text:p text:style-name="P11"><text:span text:style-name="T10">Bit 5 : Set if there is a special encoder for this word</text:span></text:p>
            <text:p text:style-name="P11"><text:span text:style-name="T10">Bit 4 : Set if there is a special decoder for this word</text:span></text:p>
            <text:p text:style-name="P11"><text:span text:style-name="T10">Bit 3,2: Set to zero</text:span></text:p>
            <text:p text:style-name="P11"><text:span text:style-name="T10">Bit 0,1: Parameter count (0,1,2,n)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10">+2,+3</text:span></text:p>
          </table:table-cell>
          <table:table-cell table:style-name="Table2.B4" office:value-type="float" office:value="0">
            <text:p text:style-name="P7"><text:span text:style-name="T10">Code address to execute this word.</text:span></text:p>
          </table:table-cell>
        </table:table-row>
        <table:table-row table:style-name="Table2.1">
          <table:table-cell table:style-name="Table2.A3" office:value-type="string">
            <text:p text:style-name="P8"><text:span text:style-name="T10">(Optional)</text:span></text:p>
          </table:table-cell>
          <table:table-cell table:style-name="Table2.B5" office:value-type="float" office:value="0">
            <text:p text:style-name="P7"><text:span text:style-name="T10">Decode address if decode-special bit is set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10">(Optional)</text:span></text:p>
          </table:table-cell>
          <table:table-cell table:style-name="Table2.B6" office:value-type="float" office:value="0">
            <text:p text:style-name="P7"><text:span text:style-name="T10">Encode address if encode-special bit is set.</text:span></text:p>
          </table:table-cell>
        </table:table-row>
        <table:table-row table:style-name="Table2.1">
          <table:table-cell table:style-name="Table2.A7" office:value-type="string">
            <text:p text:style-name="P8"><text:span text:style-name="T10">Name</text:span></text:p>
          </table:table-cell>
          <table:table-cell table:style-name="Table2.B7" office:value-type="float" office:value="0">
            <text:p text:style-name="P7"><text:span text:style-name="T10">The name in upper case with bit 7 of the last character set. Note that this position will vary depending on the bits in the type byte.</text:span></text:p>
          </table:table-cell>
        </table:table-row>
      </table:table>
      <text:p text:style-name="P6"/>
      <text:p text:style-name="Standard"><text:span text:style-name="T10">The optional addresses depend on bits 4 and 5 ; so, the name can be at offset 4,6 or 8 depending on those bits.</text:span></text:p>
      <text:p text:style-name="P6"/>
      <text:p text:style-name="Standard"><text:span text:style-name="T10">It is a convention that words beginning with $$ are special and not decoded normally, but this is not enforced. The Vlist command does not show them.</text:span></text:p>
      <text:p text:style-name="P6"/>
      <text:p text:style-name="Standard"><text:span text:style-name="T10">If encoders exist, they are called when the word is tokenised – normally a word is simply tokenised by having its call address compiled. These are equivalent to immediate words in FORTH. <text:s/>So, if, for example, might stack the address or offset of the branch.</text:span></text:p>
      <text:p text:style-name="P6"/>
      <text:p text:style-name="Standard"><text:span text:style-name="T10">If decoders exist, they are called when the word is listed – so for example the 2-byte literal word will display the literal as an integer, reading it from the next 2 bytes. Some (like IF) will skip data while still displaying the token word ‘if’.</text:span></text:p>
      <text:p text:style-name="P5"/>
      <text:h text:style-name="P3" text:outline-level="2">Dictionary Markers:</text:h>
      <text:p text:style-name="Standard">Dictionary markers use the <text:span text:style-name="T7">&lt;label&gt; : ;; &lt;contents&gt;</text:span> format but extended to identify words and handlers. The contents are the word in question , followed by a series of options which are <text:span text:style-name="T7">encode decode</text:span> (sets encode and decode for this word, defaults to none/standard) <text:span text:style-name="T7">hide noexec </text:span>which set the type byte bits. If no option is provided it sets the code execute address as normal. Note that encoders and decoders should be in the same file <text:span text:style-name="T7">after</text:span> the words code definition.</text:p>
      <text:h text:style-name="Heading_20_2" text:outline-level="2">Execution</text:h>
      <text:p text:style-name="Standard">The execution design is the inx jmp ($nnnn,x) as described earlier. TOS is kept in a separate memory location. The 6502 return stack is used for the data stack, and an indexed stack used for return addresses.</text:p>
      <text:h text:style-name="Heading_20_2" text:outline-level="2">Enhancements</text:h>
      <text:p text:style-name="Standard"><text:span text:style-name="T2"/></text:p>
      <text:p text:style-name="Standard_20__28_user_29_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Liberation Sans1" svg:font-family="'Liberation Sans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en" fo:country="GB" style:letter-kerning="false" style:font-name-asian="Calibri2" style:font-size-asian="14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4pt" fo:language="en" fo:country="GB" style:letter-kerning="false" style:font-name-asian="Calibri2" style:font-size-asian="14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style-name="Roman" style:font-family-generic="swiss" style:font-pitch="variable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style:font-name-asian="Droid Sans Fallback" style:font-family-asian="'Droid Sans Fallback'" style:font-family-generic-asian="system" style:font-pitch-asian="variable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1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1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000000" style:font-name="Bitstream Vera Sans1" fo:font-family="'Bitstream Vera Sans'" style:font-style-name="Bold" style:font-family-generic="swiss" style:font-pitch="variable" fo:font-size="36pt" fo:font-weight="bold" style:font-name-asian="F" style:font-family-asian="F" style:font-family-generic-asian="system" style:font-pitch-asian="variable" style:font-size-asian="36pt" style:font-weight-asian="bold" style:font-name-complex="F" style:font-family-complex="F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auto-update="true" style:default-outline-level="2" style:list-style-name="" style:class="text">
      <style:paragraph-properties fo:margin-top="0.282cm" fo:margin-bottom="0.212cm" loext:contextual-spacing="false" fo:keep-together="always" fo:keep-with-next="always"/>
      <style:text-properties fo:color="#000000" style:font-name="Bitstream Vera Sans1" fo:font-family="'Bitstream Vera Sans'" style:font-style-name="Bold" style:font-family-generic="swiss" style:font-pitch="variable" fo:font-weight="bold" style:font-name-asian="F" style:font-family-asian="F" style:font-family-generic-asian="system" style:font-pitch-asian="variable" style:font-weight-asian="bold" style:font-name-complex="F" style:font-family-complex="F" style:font-family-generic-complex="system" style:font-pitch-complex="variable" style:font-size-complex="14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" fo:font-family="Calibri" style:font-family-generic="roman" style:font-pitch="variable" fo:font-size="36pt" fo:font-weight="bold" style:font-name-asian="F" style:font-family-asian="F" style:font-family-generic-asian="system" style:font-pitch-asian="variable" style:font-size-asian="36pt" style:font-weight-asian="bold" style:font-name-complex="F" style:font-family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1" fo:font-family="'Calibri Light'" style:font-family-generic="roman" style:font-pitch="variable" fo:font-size="14pt" fo:font-weight="bold" style:font-name-asian="F" style:font-family-asian="F" style:font-family-generic-asian="system" style:font-pitch-asian="variable" style:font-size-asian="14pt" style:font-weight-asian="bold" style:font-name-complex="F" style:font-family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>
      <style:text-properties fo:font-size="14pt" style:font-size-asian="14pt"/>
    </style:style>
    <style:style style:name="Footer_20_Char" style:display-name="Footer Char" style:family="text" style:parent-style-name="Default_20_Paragraph_20_Font">
      <style:text-properties fo:font-size="14pt" style:font-size-asian="14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3</text:page-number></text:span><text:s/>of <text:span text:style-name="MT1"><text:page-count>4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aul Robson</meta:initial-creator>
    <meta:editing-cycles>9</meta:editing-cycles>
    <meta:creation-date>2020-01-13T16:53:00</meta:creation-date>
    <dc:date>2020-01-24T16:33:31.031069143</dc:date>
    <meta:editing-duration>PT19M7S</meta:editing-duration>
    <meta:generator>LibreOffice/6.3.4.2.0$Linux_X86_64 LibreOffice_project/30$Build-2</meta:generator>
    <meta:document-statistic meta:table-count="2" meta:image-count="0" meta:object-count="0" meta:page-count="4" meta:paragraph-count="85" meta:word-count="908" meta:character-count="4954" meta:non-whitespace-character-count="41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